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none" draw:textarea-horizontal-align="justify" draw:textarea-vertical-align="middle" draw:auto-grow-height="false" fo:min-height="1.556cm" fo:min-width="12.306cm"/>
    </style:style>
    <style:style style:name="gr2" style:family="graphic" style:parent-style-name="standard">
      <style:graphic-properties svg:stroke-color="#666666" draw:fill="none" draw:textarea-horizontal-align="justify" draw:textarea-vertical-align="middle" draw:auto-grow-height="false" fo:min-height="1.556cm" fo:min-width="6.306cm"/>
    </style:style>
    <style:style style:name="gr3" style:family="graphic" style:parent-style-name="standard">
      <style:graphic-properties svg:stroke-color="#666666" draw:fill="none" draw:textarea-horizontal-align="justify" draw:textarea-vertical-align="middle" draw:auto-grow-height="false" fo:min-height="1.556cm" fo:min-width="5.30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cm" svg:height="2cm" svg:x="4cm" svg:y="1cm">
          <text:p text:style-name="P1"><text:span text:style-name="T1">Układ sterowan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2cm" svg:x="2cm" svg:y="5cm">
          <text:p text:style-name="P1"><text:span text:style-name="T1">Efektor wirtu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2cm" svg:x="4cm" svg:y="8.5cm">
          <text:p text:style-name="P1"><text:span text:style-name="T1">Efektor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2cm" svg:x="12cm" svg:y="5cm">
          <text:p text:style-name="P1"><text:span text:style-name="T1">Receptor wirtu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2cm" svg:x="11cm" svg:y="8.5cm">
          <text:p text:style-name="P1"><text:span text:style-name="T1">Czujnik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4cm" svg:y1="8.5cm" svg:x2="14cm" svg:y2="7cm">
          <text:p/>
        </draw:line>
        <draw:line draw:style-name="gr4" draw:text-style-name="P3" draw:layer="layout" svg:x1="14cm" svg:y1="5cm" svg:x2="14cm" svg:y2="3cm">
          <text:p/>
        </draw:line>
        <draw:line draw:style-name="gr4" draw:text-style-name="P3" draw:layer="layout" svg:x1="7cm" svg:y1="3cm" svg:x2="7cm" svg:y2="5cm">
          <text:p/>
        </draw:line>
        <draw:line draw:style-name="gr4" draw:text-style-name="P3" draw:layer="layout" svg:x1="7cm" svg:y1="7cm" svg:x2="7cm" svg:y2="8.5cm">
          <text:p/>
        </draw:line>
        <draw:custom-shape draw:style-name="gr3" draw:text-style-name="P2" draw:layer="layout" svg:width="6cm" svg:height="2cm" svg:x="14cm" svg:y="11.8cm">
          <text:p text:style-name="P1"><text:span text:style-name="T1">Czujnik symul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2cm" svg:x="1cm" svg:y="11.8cm">
          <text:p text:style-name="P1"><text:span text:style-name="T1">Efektor symul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cm" svg:y1="7cm" svg:x2="3cm" svg:y2="11.8cm">
          <text:p/>
        </draw:line>
        <draw:line draw:style-name="gr4" draw:text-style-name="P3" draw:layer="layout" svg:x1="18cm" svg:y1="11.8cm" svg:x2="18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